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Autre">
      <style:table-cell-properties style:cell-protect="protected" style:print-content="true"/>
    </style:style>
    <style:style style:name="ce4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ml">
      <style:table-cell-properties style:cell-protect="protected" style:print-content="true"/>
    </style:style>
    <style:style style:name="ce137" style:family="table-cell" style:parent-style-name="Soft">
      <style:table-cell-properties style:cell-protect="protected" style:print-content="true"/>
    </style:style>
    <style:style style:name="ce66" style:family="table-cell" style:parent-style-name="Default" style:data-style-name="N0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7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3" calcext:value-type="float">
            <text:p>5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5"/>
          <table:covered-table-cell table:number-columns-repeated="2"/>
          <table:table-cell table:style-name="ce115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Kaggle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45" office:value-type="string" calcext:value-type="string">
            <text:p>Mer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Jeu</text:p>
          </table:table-cell>
          <table:table-cell table:style-name="ce45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45" office:value-type="string" calcext:value-type="string">
            <text:p>Lun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Mar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Restitution 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25" calcext:value-type="float">
            <text:p>25</text:p>
          </table:table-cell>
          <table:table-cell table:style-name="Soft" office:value-type="string" calcext:value-type="string">
            <text:p>Journée Reverse mentoring</text:p>
          </table:table-cell>
          <table:table-cell table:style-name="ce137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5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141" office:value-type="string" calcext:value-type="string">
            <text:p>Veille 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/>
          <table:covered-table-cell table:style-name="ml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covered-table-cell table:style-name="ml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ce141" office:value-type="string" calcext:value-type="string">
            <text:p>SVM : un peu de théorie puis pratique</text:p>
          </table:covered-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84" table:number-columns-repeated="2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table-cell table:style-name="ce85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52:57.88043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2-07T15:54:14.398451715</dc:date>
    <meta:editing-cycles>343</meta:editing-cycles>
    <meta:editing-duration>PT17H43M19S</meta:editing-duration>
    <meta:document-statistic meta:table-count="32" meta:cell-count="1690" meta:object-count="0"/>
  </office:meta>
</office:document-meta>
</file>